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73mm"/>
    </style:style>
    <style:style style:name="co3" style:family="table-column">
      <style:table-column-properties fo:break-before="auto" style:column-width="41.57mm"/>
    </style:style>
    <style:style style:name="co4" style:family="table-column">
      <style:table-column-properties fo:break-before="auto" style:column-width="106.42mm"/>
    </style:style>
    <style:style style:name="co5" style:family="table-column">
      <style:table-column-properties fo:break-before="auto" style:column-width="19mm"/>
    </style:style>
    <style:style style:name="co6" style:family="table-column">
      <style:table-column-properties fo:break-before="auto" style:column-width="24.29mm"/>
    </style:style>
    <style:style style:name="co7" style:family="table-column">
      <style:table-column-properties fo:break-before="auto" style:column-width="33.13mm"/>
    </style:style>
    <style:style style:name="co8" style:family="table-column">
      <style:table-column-properties fo:break-before="auto" style:column-width="27.01mm"/>
    </style:style>
    <style:style style:name="co9" style:family="table-column">
      <style:table-column-properties fo:break-before="auto" style:column-width="15.77mm"/>
    </style:style>
    <style:style style:name="co10" style:family="table-column">
      <style:table-column-properties fo:break-before="auto" style:column-width="21.22mm"/>
    </style:style>
    <style:style style:name="co11" style:family="table-column">
      <style:table-column-properties fo:break-before="auto" style:column-width="14.08mm"/>
    </style:style>
    <style:style style:name="co12" style:family="table-column">
      <style:table-column-properties fo:break-before="auto" style:column-width="17.82mm"/>
    </style:style>
    <style:style style:name="co13" style:family="table-column">
      <style:table-column-properties fo:break-before="auto" style:column-width="6.6mm"/>
    </style:style>
    <style:style style:name="co14" style:family="table-column">
      <style:table-column-properties fo:break-before="auto" style:column-width="9.74mm"/>
    </style:style>
    <style:style style:name="co15" style:family="table-column">
      <style:table-column-properties fo:break-before="auto" style:column-width="4.71mm"/>
    </style:style>
    <style:style style:name="co16" style:family="table-column">
      <style:table-column-properties fo:break-before="auto" style:column-width="6.39mm"/>
    </style:style>
    <style:style style:name="co17" style:family="table-column">
      <style:table-column-properties fo:break-before="auto" style:column-width="71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機種名とテキスト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名称</text:p>
          </table:table-cell>
          <table:table-cell office:value-type="string" calcext:value-type="string">
            <text:p>イメージファイル名</text:p>
          </table:table-cell>
          <table:table-cell office:value-type="string" calcext:value-type="string">
            <text:p>説明テキスト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iPhone 8</text:p>
          </table:table-cell>
          <table:table-cell office:value-type="string" calcext:value-type="string">
            <text:p>img_iphone8.jpg</text:p>
          </table:table-cell>
          <table:table-cell office:value-type="string" calcext:value-type="string">
            <text:p><text:span text:style-name="T1">ホームボタン付きのオーソドックスなiPhoneです。&lt;br&gt;</text:span></text:p>
            <text:p><text:span text:style-name="T1">2年前の機種になりますが、一般的なandroidより処理速度も速く日常使いやゲームでも困ることはありません。&lt;br&gt;</text:span></text:p>
            <text:p><text:span text:style-name="T1">最新のiPhoneは11proを除きすべてボディサイズが大きいため、安価でコンパクトなiPhoneが欲しい場合は必然的にiPhone8になります。&lt;br&gt;</text:span></text:p>
            <text:p>価格も下がっているのでコストパフォーマンスの良い機種です。</text:p>
          </table:table-cell>
          <table:table-cell table:formula="of:=&quot;['&quot;&amp;[.B3]&amp;&quot;','&quot;&amp;[.$C3]&amp;&quot;','&quot;&amp;[.$D3]&amp;&quot;'],&quot;" office:value-type="string" office:string-value="['iPhone 8','img_iphone8.jpg','ホームボタン付きのオーソドックスなiPhoneです。&lt;br&gt;&#10;2年前の機種になりますが、一般的なandroidより処理速度も速く日常使いやゲームでも困ることはありません。&lt;br&gt;&#10;最新のiPhoneは11proを除きすべてボディサイズが大きいため、安価でコンパクトなiPhoneが欲しい場合は必然的にiPhone8になります。&lt;br&gt;&#10;価格も下がっているのでコストパフォーマンスの良い機種です。']," calcext:value-type="string">
            <text:p>['iPhone 8','img_iphone8.jpg','ホームボタン付きのオーソドックスなiPhoneです。&lt;br&gt;</text:p>
            <text:p>2年前の機種になりますが、一般的なandroidより処理速度も速く日常使いやゲームでも困ることはありません。&lt;br&gt;</text:p>
            <text:p>最新のiPhoneは11proを除きすべてボディサイズが大きいため、安価でコンパクトなiPhoneが欲しい場合は必然的にiPhone8になります。&lt;br&gt;</text:p>
            <text:p>価格も下がっているのでコストパフォーマンスの良い機種です。']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Phone 8 plus</text:p>
          </table:table-cell>
          <table:table-cell office:value-type="string" calcext:value-type="string">
            <text:p>img_iphone8plus.jpg</text:p>
          </table:table-cell>
          <table:table-cell office:value-type="string" calcext:value-type="string">
            <text:p>ホームボタン付きのオーソドックスなiPhoneです。&lt;br&gt;</text:p>
            <text:p>2年前の機種になりますが、一般的なandroidより処理速度も速く日常使いやゲームでも困ることはありません。&lt;br&gt;</text:p>
            <text:p>ボディサイズが大柄ですが、Full HDの液晶ディスプレイ、標準、望遠のデュアルカメラなど最新のiPhoneに見劣りしない性能です。&lt;br&gt;</text:p>
            <text:p>価格も下がっているのでコストパフォーマンスの良い機種です。</text:p>
          </table:table-cell>
          <table:table-cell table:formula="of:=&quot;['&quot;&amp;[.B4]&amp;&quot;','&quot;&amp;[.$C4]&amp;&quot;','&quot;&amp;[.$D4]&amp;&quot;'],&quot;" office:value-type="string" office:string-value="['iPhone 8 plus','img_iphone8plus.jpg','ホームボタン付きのオーソドックスなiPhoneです。&lt;br&gt;&#10;2年前の機種になりますが、一般的なandroidより処理速度も速く日常使いやゲームでも困ることはありません。&lt;br&gt;&#10;ボディサイズが大柄ですが、Full HDの液晶ディスプレイ、標準、望遠のデュアルカメラなど最新のiPhoneに見劣りしない性能です。&lt;br&gt;&#10;価格も下がっているのでコストパフォーマンスの良い機種です。']," calcext:value-type="string">
            <text:p>['iPhone 8 plus','img_iphone8plus.jpg','ホームボタン付きのオーソドックスなiPhoneです。&lt;br&gt;</text:p>
            <text:p>2年前の機種になりますが、一般的なandroidより処理速度も速く日常使いやゲームでも困ることはありません。&lt;br&gt;</text:p>
            <text:p>ボディサイズが大柄ですが、Full HDの液晶ディスプレイ、標準、望遠のデュアルカメラなど最新のiPhoneに見劣りしない性能です。&lt;br&gt;</text:p>
            <text:p>価格も下がっているのでコストパフォーマンスの良い機種です。'],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Phone 11</text:p>
          </table:table-cell>
          <table:table-cell office:value-type="string" calcext:value-type="string">
            <text:p>img_iphone11.jpg</text:p>
          </table:table-cell>
          <table:table-cell office:value-type="string" calcext:value-type="string">
            <text:p>最新iPhoneのスタンダード機種です。&lt;br&gt;</text:p>
            <text:p>少し大きなボディサイズが問題なければ、万人にお勧めできるiPhoneです。</text:p>
          </table:table-cell>
          <table:table-cell table:formula="of:=&quot;['&quot;&amp;[.B5]&amp;&quot;','&quot;&amp;[.$C5]&amp;&quot;','&quot;&amp;[.$D5]&amp;&quot;'],&quot;" office:value-type="string" office:string-value="['iPhone 11','img_iphone11.jpg','最新iPhoneのスタンダード機種です。&lt;br&gt;&#10;少し大きなボディサイズが問題なければ、万人にお勧めできるiPhoneです。']," calcext:value-type="string">
            <text:p>['iPhone 11','img_iphone11.jpg','最新iPhoneのスタンダード機種です。&lt;br&gt;</text:p>
            <text:p>少し大きなボディサイズが問題なければ、万人にお勧めできるiPhoneです。']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Phone 11pro</text:p>
          </table:table-cell>
          <table:table-cell office:value-type="string" calcext:value-type="string">
            <text:p>img_iphone11pro.jpg</text:p>
          </table:table-cell>
          <table:table-cell office:value-type="string" calcext:value-type="string">
            <text:p>最新iPhoneのプレミアム機種です。&lt;br&gt;</text:p>
            <text:p>価格が10万円を超えるため万人にお勧めできるiPhoneではありませんが、</text:p>
            <text:p>トリプルカメラ、コンパクトボディと今iPhoneでできることはすべてこの機種でできます。&lt;br&gt;</text:p>
            <text:p>有機ELのメリット、デメリットなどもあるので、スペックや違いの分かる人が買うべき機種です。</text:p>
          </table:table-cell>
          <table:table-cell table:formula="of:=&quot;['&quot;&amp;[.B6]&amp;&quot;','&quot;&amp;[.$C6]&amp;&quot;','&quot;&amp;[.$D6]&amp;&quot;'],&quot;" office:value-type="string" office:string-value="['iPhone 11pro','img_iphone11pro.jpg','最新iPhoneのプレミアム機種です。&lt;br&gt;&#10;価格が10万円を超えるため万人にお勧めできるiPhoneではありませんが、&#10;トリプルカメラ、コンパクトボディと今iPhoneでできることはすべてこの機種でできます。&lt;br&gt;&#10;有機ELのメリット、デメリットなどもあるので、スペックや違いの分かる人が買うべき機種です。']," calcext:value-type="string">
            <text:p>['iPhone 11pro','img_iphone11pro.jpg','最新iPhoneのプレミアム機種です。&lt;br&gt;</text:p>
            <text:p>価格が10万円を超えるため万人にお勧めできるiPhoneではありませんが、</text:p>
            <text:p>トリプルカメラ、コンパクトボディと今iPhoneでできることはすべてこの機種でできます。&lt;br&gt;</text:p>
            <text:p>有機ELのメリット、デメリットなどもあるので、スペックや違いの分かる人が買うべき機種です。']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Phone 11 pro max</text:p>
          </table:table-cell>
          <table:table-cell office:value-type="string" calcext:value-type="string">
            <text:p>img_iphone11promax.png</text:p>
          </table:table-cell>
          <table:table-cell office:value-type="string" calcext:value-type="string">
            <text:p>最新iPhoneのプレミアム機種です。&lt;br&gt;</text:p>
            <text:p>価格が10万円を超えるため万人にお勧めできるiPhoneではありませんが、</text:p>
            <text:p>トリプルカメラ、iPhone最大画面と今iPhoneでできることはすべてこの機種でできます。&lt;br&gt;</text:p>
            <text:p>有機ELのメリット、デメリットなどもあるので、スペックや違いの分かる人が買うべき機種です。</text:p>
          </table:table-cell>
          <table:table-cell table:formula="of:=&quot;['&quot;&amp;[.B7]&amp;&quot;','&quot;&amp;[.$C7]&amp;&quot;','&quot;&amp;[.$D7]&amp;&quot;'],&quot;" office:value-type="string" office:string-value="['iPhone 11 pro max','img_iphone11promax.png','最新iPhoneのプレミアム機種です。&lt;br&gt;&#10;価格が10万円を超えるため万人にお勧めできるiPhoneではありませんが、&#10;トリプルカメラ、iPhone最大画面と今iPhoneでできることはすべてこの機種でできます。&lt;br&gt;&#10;有機ELのメリット、デメリットなどもあるので、スペックや違いの分かる人が買うべき機種です。']," calcext:value-type="string">
            <text:p>['iPhone 11 pro max','img_iphone11promax.png','最新iPhoneのプレミアム機種です。&lt;br&gt;</text:p>
            <text:p>価格が10万円を超えるため万人にお勧めできるiPhoneではありませんが、</text:p>
            <text:p>トリプルカメラ、iPhone最大画面と今iPhoneでできることはすべてこの機種でできます。&lt;br&gt;</text:p>
            <text:p>有機ELのメリット、デメリットなどもあるので、スペックや違いの分かる人が買うべき機種です。']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quos sense 2</text:p>
          </table:table-cell>
          <table:table-cell office:value-type="string" calcext:value-type="string">
            <text:p>img_aquossense2.jpg</text:p>
          </table:table-cell>
          <table:table-cell office:value-type="string" calcext:value-type="string">
            <text:p>格安androidスマホです。&lt;br&gt;</text:p>
            <text:p>防水、おサイフケータイ、そこそこカメラ、縦長ディスプレイ、など最近のスマホに必要な機能は満たしています。&lt;br&gt;</text:p>
            <text:p>CPU性能が高くないため、3Dゲームでは問題が出るかもしれませんが、大多数のユーザーには必要十分な性能です。&lt;br&gt;</text:p>
            <text:p>UQ mobileやgoo simsellerなどの乗り換えキャンペーンで安価で手に入るので、スマホにこだわりがなければお勧めできる機種です。</text:p>
          </table:table-cell>
          <table:table-cell table:formula="of:=&quot;['&quot;&amp;[.B8]&amp;&quot;','&quot;&amp;[.$C8]&amp;&quot;','&quot;&amp;[.$D8]&amp;&quot;'],&quot;" office:value-type="string" office:string-value="['Aquos sense 2','img_aquossense2.jpg','格安androidスマホです。&lt;br&gt;&#10;防水、おサイフケータイ、そこそこカメラ、縦長ディスプレイ、など最近のスマホに必要な機能は満たしています。&lt;br&gt;&#10;CPU性能が高くないため、3Dゲームでは問題が出るかもしれませんが、大多数のユーザーには必要十分な性能です。&lt;br&gt;&#10;UQ mobileやgoo simsellerなどの乗り換えキャンペーンで安価で手に入るので、スマホにこだわりがなければお勧めできる機種です。']," calcext:value-type="string">
            <text:p>['Aquos sense 2','img_aquossense2.jpg','格安androidスマホです。&lt;br&gt;</text:p>
            <text:p>防水、おサイフケータイ、そこそこカメラ、縦長ディスプレイ、など最近のスマホに必要な機能は満たしています。&lt;br&gt;</text:p>
            <text:p>CPU性能が高くないため、3Dゲームでは問題が出るかもしれませんが、大多数のユーザーには必要十分な性能です。&lt;br&gt;</text:p>
            <text:p>UQ mobileやgoo simsellerなどの乗り換えキャンペーンで安価で手に入るので、スマホにこだわりがなければお勧めできる機種です。']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ixel 3a</text:p>
          </table:table-cell>
          <table:table-cell office:value-type="string" calcext:value-type="string">
            <text:p>img_pixel3a/jpg</text:p>
          </table:table-cell>
          <table:table-cell office:value-type="string" calcext:value-type="string">
            <text:p>googleブランドのスマホのミッドレンジ機種です&lt;br&gt;</text:p>
            <text:p>そこそこの価格で必要十分な性能が手に入ります。&lt;br&gt;</text:p>
            <text:p>3年のアップデート保障、暗所に強いカメラなどiPhoneにこだわりがなければお勧めできる機種です。</text:p>
            <text:p/>
          </table:table-cell>
          <table:table-cell table:formula="of:=&quot;['&quot;&amp;[.B9]&amp;&quot;','&quot;&amp;[.$C9]&amp;&quot;','&quot;&amp;[.$D9]&amp;&quot;'],&quot;" office:value-type="string" office:string-value="['Pixel 3a','img_pixel3a/jpg','googleブランドのスマホのミッドレンジ機種です&lt;br&gt;&#10;そこそこの価格で必要十分な性能が手に入ります。&lt;br&gt;&#10;3年のアップデート保障、暗所に強いカメラなどiPhoneにこだわりがなければお勧めできる機種です。&#10;']," calcext:value-type="string">
            <text:p>['Pixel 3a','img_pixel3a/jpg','googleブランドのスマホのミッドレンジ機種です&lt;br&gt;</text:p>
            <text:p>そこそこの価格で必要十分な性能が手に入ります。&lt;br&gt;</text:p>
            <text:p>3年のアップデート保障、暗所に強いカメラなどiPhoneにこだわりがなければお勧めできる機種です。</text:p>
            <text:p>'],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Pixel 3a XL</text:p>
          </table:table-cell>
          <table:table-cell office:value-type="string" calcext:value-type="string">
            <text:p>img_pixel3axl.jpg</text:p>
          </table:table-cell>
          <table:table-cell office:value-type="string" calcext:value-type="string">
            <text:p>googleブランドのスマホのミッドレンジ機種です&lt;br&gt;</text:p>
            <text:p>そこそこの価格で必要十分な性能が手に入ります。&lt;br&gt;</text:p>
            <text:p>3年のアップデート保障、暗所に強いカメラ、大画面などiPhoneにこだわりがなければお勧めできる機種です。</text:p>
          </table:table-cell>
          <table:table-cell table:formula="of:=&quot;['&quot;&amp;[.B10]&amp;&quot;','&quot;&amp;[.$C10]&amp;&quot;','&quot;&amp;[.$D10]&amp;&quot;'],&quot;" office:value-type="string" office:string-value="['Pixel 3a XL','img_pixel3axl.jpg','googleブランドのスマホのミッドレンジ機種です&lt;br&gt;&#10;そこそこの価格で必要十分な性能が手に入ります。&lt;br&gt;&#10;3年のアップデート保障、暗所に強いカメラ、大画面などiPhoneにこだわりがなければお勧めできる機種です。']," calcext:value-type="string">
            <text:p>['Pixel 3a XL','img_pixel3axl.jpg','googleブランドのスマホのミッドレンジ機種です&lt;br&gt;</text:p>
            <text:p>そこそこの価格で必要十分な性能が手に入ります。&lt;br&gt;</text:p>
            <text:p>3年のアップデート保障、暗所に強いカメラ、大画面などiPhoneにこだわりがなければお勧めできる機種です。'],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ixel 4</text:p>
          </table:table-cell>
          <table:table-cell office:value-type="string" calcext:value-type="string">
            <text:p>img_pixel4.jpg</text:p>
          </table:table-cell>
          <table:table-cell office:value-type="string" calcext:value-type="string">
            <text:p>googleブランドのスマホのプレミアム機種です&lt;br&gt;</text:p>
            <text:p>ハイスペックでコンパクトなandroidが欲しい、という人にお勧めできる機種です。</text:p>
          </table:table-cell>
          <table:table-cell table:formula="of:=&quot;['&quot;&amp;[.B11]&amp;&quot;','&quot;&amp;[.$C11]&amp;&quot;','&quot;&amp;[.$D11]&amp;&quot;'],&quot;" office:value-type="string" office:string-value="['Pixel 4','img_pixel4.jpg','googleブランドのスマホのプレミアム機種です&lt;br&gt;&#10;ハイスペックでコンパクトなandroidが欲しい、という人にお勧めできる機種です。']," calcext:value-type="string">
            <text:p>['Pixel 4','img_pixel4.jpg','googleブランドのスマホのプレミアム機種です&lt;br&gt;</text:p>
            <text:p>ハイスペックでコンパクトなandroidが欲しい、という人にお勧めできる機種です。'],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ixel 4 XL</text:p>
          </table:table-cell>
          <table:table-cell office:value-type="string" calcext:value-type="string">
            <text:p>img_pixel4xl.jpg</text:p>
          </table:table-cell>
          <table:table-cell office:value-type="string" calcext:value-type="string">
            <text:p>googleブランドのスマホのプレミアム機種です&lt;br&gt;</text:p>
            <text:p>ハイスペックで大画面のandroidが欲しい、という人にお勧めできる機種です。</text:p>
          </table:table-cell>
          <table:table-cell table:formula="of:=&quot;['&quot;&amp;[.B12]&amp;&quot;','&quot;&amp;[.$C12]&amp;&quot;','&quot;&amp;[.$D12]&amp;&quot;'],&quot;" office:value-type="string" office:string-value="['Pixel 4 XL','img_pixel4xl.jpg','googleブランドのスマホのプレミアム機種です&lt;br&gt;&#10;ハイスペックで大画面のandroidが欲しい、という人にお勧めできる機種です。']," calcext:value-type="string">
            <text:p>['Pixel 4 XL','img_pixel4xl.jpg','googleブランドのスマホのプレミアム機種です&lt;br&gt;</text:p>
            <text:p>ハイスペックで大画面のandroidが欲しい、という人にお勧めできる機種です。'],</text:p>
          </table:table-cell>
          <table:table-cell table:number-columns-repeated="7"/>
        </table:table-row>
      </table:table>
      <table:table table:name="集計テーブル" table:style-name="ta1">
        <table:table-column table:style-name="co13" table:default-cell-style-name="Default"/>
        <table:table-column table:style-name="co2" table:default-cell-style-name="Default"/>
        <table:table-column table:style-name="co14" table:number-columns-repeated="7" table:default-cell-style-name="Default"/>
        <table:table-column table:style-name="co15" table:number-columns-repeated="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phone 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&quot;[&quot;&amp;[.C2]&amp;&quot;,&quot;&amp;[.D2]&amp;&quot;,&quot;&amp;[.E2]&amp;&quot;,&quot;&amp;[.F2]&amp;&quot;,&quot;&amp;[.G2]&amp;&quot;,&quot;&amp;[.H2]&amp;&quot;,&quot;&amp;[.I2]&amp;&quot;,&quot;&amp;[.J2]&amp;&quot;,&quot;&amp;[.K2]&amp;&quot;,&quot;&amp;[.L2]&amp;&quot;,&quot;&amp;[.M2]&amp;&quot;,&quot;&amp;[.N2]&amp;&quot;,&quot;&amp;[.O2]&amp;&quot;,&quot;&amp;[.P2]&amp;&quot;],&quot;" office:value-type="string" office:string-value="[100,0,50,0,100,100,100,0,0,0,1,0,0,1]," calcext:value-type="string">
            <text:p>[100,0,50,0,100,100,100,0,0,0,1,0,0,1]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phone 8 plus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&quot;[&quot;&amp;[.C3]&amp;&quot;,&quot;&amp;[.D3]&amp;&quot;,&quot;&amp;[.E3]&amp;&quot;,&quot;&amp;[.F3]&amp;&quot;,&quot;&amp;[.G3]&amp;&quot;,&quot;&amp;[.H3]&amp;&quot;,&quot;&amp;[.I3]&amp;&quot;,&quot;&amp;[.J3]&amp;&quot;,&quot;&amp;[.K3]&amp;&quot;,&quot;&amp;[.L3]&amp;&quot;,&quot;&amp;[.M3]&amp;&quot;,&quot;&amp;[.N3]&amp;&quot;,&quot;&amp;[.O3]&amp;&quot;,&quot;&amp;[.P3]&amp;&quot;],&quot;" office:value-type="string" office:string-value="[100,0,0,0,0,100,100,1,2,2,1,1,0,0]," calcext:value-type="string">
            <text:p>[100,0,0,0,0,100,100,1,2,2,1,1,0,0]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phone 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  <table:table-cell table:formula="of:=&quot;[&quot;&amp;[.C4]&amp;&quot;,&quot;&amp;[.D4]&amp;&quot;,&quot;&amp;[.E4]&amp;&quot;,&quot;&amp;[.F4]&amp;&quot;,&quot;&amp;[.G4]&amp;&quot;,&quot;&amp;[.H4]&amp;&quot;,&quot;&amp;[.I4]&amp;&quot;,&quot;&amp;[.J4]&amp;&quot;,&quot;&amp;[.K4]&amp;&quot;,&quot;&amp;[.L4]&amp;&quot;,&quot;&amp;[.M4]&amp;&quot;,&quot;&amp;[.N4]&amp;&quot;,&quot;&amp;[.O4]&amp;&quot;,&quot;&amp;[.P4]&amp;&quot;],&quot;" office:value-type="string" office:string-value="[100,0,0,100,0,100,100,1,1,1,1,1,1,1]," calcext:value-type="string">
            <text:p>[100,0,0,100,0,100,100,1,1,1,1,1,1,1]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phone 11 pr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&quot;[&quot;&amp;[.C5]&amp;&quot;,&quot;&amp;[.D5]&amp;&quot;,&quot;&amp;[.E5]&amp;&quot;,&quot;&amp;[.F5]&amp;&quot;,&quot;&amp;[.G5]&amp;&quot;,&quot;&amp;[.H5]&amp;&quot;,&quot;&amp;[.I5]&amp;&quot;,&quot;&amp;[.J5]&amp;&quot;,&quot;&amp;[.K5]&amp;&quot;,&quot;&amp;[.L5]&amp;&quot;,&quot;&amp;[.M5]&amp;&quot;,&quot;&amp;[.N5]&amp;&quot;,&quot;&amp;[.O5]&amp;&quot;,&quot;&amp;[.P5]&amp;&quot;],&quot;" office:value-type="string" office:string-value="[100,0,0,100,100,0,100,2,0,0,1,0,0,1]," calcext:value-type="string">
            <text:p>[100,0,0,100,100,0,100,2,0,0,1,0,0,1]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phone 11 pro max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&quot;[&quot;&amp;[.C6]&amp;&quot;,&quot;&amp;[.D6]&amp;&quot;,&quot;&amp;[.E6]&amp;&quot;,&quot;&amp;[.F6]&amp;&quot;,&quot;&amp;[.G6]&amp;&quot;,&quot;&amp;[.H6]&amp;&quot;,&quot;&amp;[.I6]&amp;&quot;,&quot;&amp;[.J6]&amp;&quot;,&quot;&amp;[.K6]&amp;&quot;,&quot;&amp;[.L6]&amp;&quot;,&quot;&amp;[.M6]&amp;&quot;,&quot;&amp;[.N6]&amp;&quot;,&quot;&amp;[.O6]&amp;&quot;,&quot;&amp;[.P6]&amp;&quot;],&quot;" office:value-type="string" office:string-value="[100,0,0,100,0,0,100,2,2,2,1,2,0,0]," calcext:value-type="string">
            <text:p>[100,0,0,100,0,0,100,2,2,2,1,2,0,0]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os sense 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formula="of:=&quot;[&quot;&amp;[.C7]&amp;&quot;,&quot;&amp;[.D7]&amp;&quot;,&quot;&amp;[.E7]&amp;&quot;,&quot;&amp;[.F7]&amp;&quot;,&quot;&amp;[.G7]&amp;&quot;,&quot;&amp;[.H7]&amp;&quot;,&quot;&amp;[.I7]&amp;&quot;,&quot;&amp;[.J7]&amp;&quot;,&quot;&amp;[.K7]&amp;&quot;,&quot;&amp;[.L7]&amp;&quot;,&quot;&amp;[.M7]&amp;&quot;,&quot;&amp;[.N7]&amp;&quot;,&quot;&amp;[.O7]&amp;&quot;,&quot;&amp;[.P7]&amp;&quot;],&quot;" office:value-type="string" office:string-value="[0,100,50,0,100,100,0,0,0,0,0,0,0,0]," calcext:value-type="string">
            <text:p>[0,100,50,0,100,100,0,0,0,0,0,0,0,0]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xel 3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&quot;[&quot;&amp;[.C8]&amp;&quot;,&quot;&amp;[.D8]&amp;&quot;,&quot;&amp;[.E8]&amp;&quot;,&quot;&amp;[.F8]&amp;&quot;,&quot;&amp;[.G8]&amp;&quot;,&quot;&amp;[.H8]&amp;&quot;,&quot;&amp;[.I8]&amp;&quot;,&quot;&amp;[.J8]&amp;&quot;,&quot;&amp;[.K8]&amp;&quot;,&quot;&amp;[.L8]&amp;&quot;,&quot;&amp;[.M8]&amp;&quot;,&quot;&amp;[.N8]&amp;&quot;,&quot;&amp;[.O8]&amp;&quot;,&quot;&amp;[.P8]&amp;&quot;],&quot;" office:value-type="string" office:string-value="[0,100,0,0,0,100,0,1,1,1,0,1,0,0]," calcext:value-type="string">
            <text:p>[0,100,0,0,0,100,0,1,1,1,0,1,0,0]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xel 3a X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&quot;[&quot;&amp;[.C9]&amp;&quot;,&quot;&amp;[.D9]&amp;&quot;,&quot;&amp;[.E9]&amp;&quot;,&quot;&amp;[.F9]&amp;&quot;,&quot;&amp;[.G9]&amp;&quot;,&quot;&amp;[.H9]&amp;&quot;,&quot;&amp;[.I9]&amp;&quot;,&quot;&amp;[.J9]&amp;&quot;,&quot;&amp;[.K9]&amp;&quot;,&quot;&amp;[.L9]&amp;&quot;,&quot;&amp;[.M9]&amp;&quot;,&quot;&amp;[.N9]&amp;&quot;,&quot;&amp;[.O9]&amp;&quot;,&quot;&amp;[.P9]&amp;&quot;],&quot;" office:value-type="string" office:string-value="[0,100,0,0,0,100,0,1,2,2,0,2,0,0]," calcext:value-type="string">
            <text:p>[0,100,0,0,0,100,0,1,2,2,0,2,0,0]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xel 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&quot;[&quot;&amp;[.C10]&amp;&quot;,&quot;&amp;[.D10]&amp;&quot;,&quot;&amp;[.E10]&amp;&quot;,&quot;&amp;[.F10]&amp;&quot;,&quot;&amp;[.G10]&amp;&quot;,&quot;&amp;[.H10]&amp;&quot;,&quot;&amp;[.I10]&amp;&quot;,&quot;&amp;[.J10]&amp;&quot;,&quot;&amp;[.K10]&amp;&quot;,&quot;&amp;[.L10]&amp;&quot;,&quot;&amp;[.M10]&amp;&quot;,&quot;&amp;[.N10]&amp;&quot;,&quot;&amp;[.O10]&amp;&quot;,&quot;&amp;[.P10]&amp;&quot;],&quot;" office:value-type="string" office:string-value="[0,100,0,100,100,0,100,2,1,1,0,1,1,0]," calcext:value-type="string">
            <text:p>[0,100,0,100,100,0,100,2,1,1,0,1,1,0]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xel 4 X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&quot;[&quot;&amp;[.C11]&amp;&quot;,&quot;&amp;[.D11]&amp;&quot;,&quot;&amp;[.E11]&amp;&quot;,&quot;&amp;[.F11]&amp;&quot;,&quot;&amp;[.G11]&amp;&quot;,&quot;&amp;[.H11]&amp;&quot;,&quot;&amp;[.I11]&amp;&quot;,&quot;&amp;[.J11]&amp;&quot;,&quot;&amp;[.K11]&amp;&quot;,&quot;&amp;[.L11]&amp;&quot;,&quot;&amp;[.M11]&amp;&quot;,&quot;&amp;[.N11]&amp;&quot;,&quot;&amp;[.O11]&amp;&quot;,&quot;&amp;[.P11]&amp;&quot;],&quot;" office:value-type="string" office:string-value="[0,100,0,100,0,0,100,2,2,2,0,2,1,0]," calcext:value-type="string">
            <text:p>[0,100,0,100,0,0,100,2,2,2,0,2,1,0],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質問</text:p>
          </table:table-cell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string" calcext:value-type="string">
            <text:p>iphoneがよい</text:p>
          </table:table-cell>
        </table:table-row>
        <table:table-row table:style-name="ro1">
          <table:table-cell table:number-columns-repeated="18"/>
          <table:table-cell office:value-type="float" office:value="2" calcext:value-type="float">
            <text:p>2</text:p>
          </table:table-cell>
          <table:table-cell office:value-type="string" calcext:value-type="string">
            <text:p>androidがよい</text:p>
          </table:table-cell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office:value-type="string" calcext:value-type="string">
            <text:p>電話、メール、Lineが使えれば、できるだけ安いものがよい。</text:p>
          </table:table-cell>
        </table:table-row>
        <table:table-row table:style-name="ro1">
          <table:table-cell table:number-columns-repeated="18"/>
          <table:table-cell office:value-type="float" office:value="4" calcext:value-type="float">
            <text:p>4</text:p>
          </table:table-cell>
          <table:table-cell office:value-type="string" calcext:value-type="string">
            <text:p>最新機種がよい</text:p>
          </table:table-cell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office:value-type="string" calcext:value-type="string">
            <text:p>コンパクトなスマホがよい</text:p>
          </table:table-cell>
        </table:table-row>
        <table:table-row table:style-name="ro1">
          <table:table-cell table:number-columns-repeated="18"/>
          <table:table-cell office:value-type="float" office:value="6" calcext:value-type="float">
            <text:p>6</text:p>
          </table:table-cell>
          <table:table-cell office:value-type="string" calcext:value-type="string">
            <text:p>スマホに10万円は高すぎる！</text:p>
          </table:table-cell>
        </table:table-row>
        <table:table-row table:style-name="ro1">
          <table:table-cell table:number-columns-repeated="18"/>
          <table:table-cell office:value-type="float" office:value="7" calcext:value-type="float">
            <text:p>7</text:p>
          </table:table-cell>
          <table:table-cell office:value-type="string" calcext:value-type="string">
            <text:p>最新の3Dゲームをしたい</text:p>
          </table:table-cell>
        </table:table-row>
        <table:table-row table:style-name="ro1">
          <table:table-cell table:number-columns-repeated="18"/>
          <table:table-cell office:value-type="float" office:value="8" calcext:value-type="float">
            <text:p>8</text:p>
          </table:table-cell>
          <table:table-cell office:value-type="string" calcext:value-type="string">
            <text:p>写真をよく撮る</text:p>
          </table:table-cell>
        </table:table-row>
        <table:table-row table:style-name="ro1">
          <table:table-cell table:number-columns-repeated="18"/>
          <table:table-cell office:value-type="float" office:value="9" calcext:value-type="float">
            <text:p>9</text:p>
          </table:table-cell>
          <table:table-cell office:value-type="string" calcext:value-type="string">
            <text:p>電子書籍をスマホでよく見る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office:value-type="string" calcext:value-type="string">
            <text:p>動画をよく見る</text:p>
          </table:table-cell>
        </table:table-row>
        <table:table-row table:style-name="ro1">
          <table:table-cell table:number-columns-repeated="18"/>
          <table:table-cell office:value-type="float" office:value="11" calcext:value-type="float">
            <text:p>11</text:p>
          </table:table-cell>
          <table:table-cell office:value-type="string" calcext:value-type="string">
            <text:p>プライバシーが心配だ</text:p>
          </table:table-cell>
        </table:table-row>
        <table:table-row table:style-name="ro1">
          <table:table-cell table:number-columns-repeated="18"/>
          <table:table-cell office:value-type="float" office:value="12" calcext:value-type="float">
            <text:p>12</text:p>
          </table:table-cell>
          <table:table-cell office:value-type="string" calcext:value-type="string">
            <text:p>老眼（遠視）気味だ</text:p>
          </table:table-cell>
        </table:table-row>
        <table:table-row table:style-name="ro1">
          <table:table-cell table:number-columns-repeated="18"/>
          <table:table-cell office:value-type="float" office:value="13" calcext:value-type="float">
            <text:p>13</text:p>
          </table:table-cell>
          <table:table-cell office:value-type="string" calcext:value-type="string">
            <text:p>3年以上つかうつもりだ</text:p>
          </table:table-cell>
        </table:table-row>
        <table:table-row table:style-name="ro1">
          <table:table-cell table:number-columns-repeated="18"/>
          <table:table-cell office:value-type="float" office:value="14" calcext:value-type="float">
            <text:p>14</text:p>
          </table:table-cell>
          <table:table-cell office:value-type="string" calcext:value-type="string">
            <text:p>スマホケースはいろいろ選びた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00/00/00</text:date>, <text:time style:data-style-name="N2" text:time-value="16:12:03.54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36:31.713000000</meta:creation-date>
    <dc:date>2019-10-28T16:45:19.279000000</dc:date>
    <meta:editing-duration>PT5H18M</meta:editing-duration>
    <meta:editing-cycles>68</meta:editing-cycles>
    <meta:generator>LibreOffice/6.2.7.1$Windows_X86_64 LibreOffice_project/23edc44b61b830b7d749943e020e96f5a7df63bf</meta:generator>
    <meta:document-statistic meta:table-count="2" meta:cell-count="256" meta:object-count="0"/>
  </office:meta>
</office:document-meta>
</file>